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4pt" fo:font-weight="bold" officeooo:rsid="00180ee9" officeooo:paragraph-rsid="000b4fd5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officeooo:rsid="00180ee9" officeooo:paragraph-rsid="000b4fd5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4pt" fo:font-weight="bold" officeooo:rsid="000b4fd5" officeooo:paragraph-rsid="000b4fd5" style:font-size-asian="14pt" style:font-weight-asian="bold" style:font-size-complex="14pt" style:font-weight-complex="bold"/>
    </style:style>
    <style:style style:name="P4" style:family="paragraph" style:parent-style-name="Standard">
      <style:text-properties fo:font-weight="bold" officeooo:rsid="00180ee9" officeooo:paragraph-rsid="000b4fd5" style:font-weight-asian="bold" style:font-weight-complex="bold"/>
    </style:style>
    <style:style style:name="P5" style:family="paragraph" style:parent-style-name="Standard">
      <style:text-properties fo:font-weight="bold" officeooo:rsid="00180ee9" officeooo:paragraph-rsid="00180ee9" style:font-weight-asian="bold" style:font-weight-complex="bold"/>
    </style:style>
    <style:style style:name="P6" style:family="paragraph" style:parent-style-name="Standard">
      <style:text-properties officeooo:paragraph-rsid="000b4fd5"/>
    </style:style>
    <style:style style:name="P7" style:family="paragraph" style:parent-style-name="Standard">
      <style:paragraph-properties fo:margin-left="1.251cm" fo:margin-right="0cm" fo:text-indent="0cm" style:auto-text-indent="false"/>
      <style:text-properties style:font-name="Monospace" fo:font-size="10pt" style:font-size-asian="10pt" style:font-size-complex="10pt"/>
    </style:style>
    <style:style style:name="P8" style:family="paragraph" style:parent-style-name="Standard">
      <style:paragraph-properties fo:margin-left="1.251cm" fo:margin-right="0cm" fo:text-indent="0cm" style:auto-text-indent="false"/>
      <style:text-properties style:font-name="Monospace" fo:font-size="10pt" officeooo:paragraph-rsid="000b4fd5" style:font-size-asian="10pt" style:font-size-complex="10pt"/>
    </style:style>
    <style:style style:name="P9" style:family="paragraph" style:parent-style-name="Standard">
      <style:paragraph-properties fo:margin-left="1.251cm" fo:margin-right="0cm" fo:text-indent="0cm" style:auto-text-indent="false"/>
      <style:text-properties fo:font-weight="normal" officeooo:rsid="00180ee9" officeooo:paragraph-rsid="00180ee9" style:font-weight-asian="normal" style:font-weight-complex="normal"/>
    </style:style>
    <style:style style:name="P10" style:family="paragraph" style:parent-style-name="Standard">
      <style:paragraph-properties fo:margin-left="1.251cm" fo:margin-right="0cm" fo:text-indent="0cm" style:auto-text-indent="false"/>
      <style:text-properties fo:font-weight="normal" officeooo:rsid="00180ee9" officeooo:paragraph-rsid="00180ee9" style:font-weight-asian="normal" style:font-weight-complex="normal"/>
    </style:style>
    <style:style style:name="P11" style:family="paragraph" style:parent-style-name="Standard">
      <style:paragraph-properties fo:margin-left="1.251cm" fo:margin-right="0cm" fo:text-indent="0cm" style:auto-text-indent="false"/>
      <style:text-properties style:font-name="Monospace" fo:font-size="10pt" officeooo:paragraph-rsid="000b4fd5" style:font-size-asian="10pt" style:font-size-complex="10pt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ame: <text:span text:style-name="T1">Kushal Kishor Shankhapal<text:tab/><text:tab/><text:tab/><text:tab/><text:tab/></text:span>Date: <text:span text:style-name="T1">30/07/2023</text:span></text:p>
      <text:p text:style-name="P1">Roll No: <text:span text:style-name="T1">56<text:tab/><text:tab/><text:tab/><text:tab/><text:tab/><text:tab/><text:tab/><text:tab/><text:tab/></text:span>Subject: <text:span text:style-name="T1">OS Lab</text:span></text:p>
      <text:p text:style-name="P2"/>
      <text:p text:style-name="P2"/>
      <text:p text:style-name="P3">RR: Round Robin</text:p>
      <text:p text:style-name="P6"/>
      <text:p text:style-name="P4">Code: </text:p>
      <text:p text:style-name="P4"/>
      <text:p text:style-name="P8">#include &lt;stdio.h&gt;</text:p>
      <text:p text:style-name="P8"/>
      <text:p text:style-name="P8">#define MAX_PROCESSES 10 <text:s/>// Define a constant for the maximum number of processes</text:p>
      <text:p text:style-name="P8"/>
      <text:p text:style-name="P8">int main() {</text:p>
      <text:p text:style-name="P8"><text:s text:c="4"/>int i, limit, total_time = 0, time_quantum;</text:p>
      <text:p text:style-name="P8"><text:s text:c="4"/>int wait_time = 0, turnaround_time = 0;</text:p>
      <text:p text:style-name="P8"><text:s text:c="4"/>int arrival_time[MAX_PROCESSES], burst_time[MAX_PROCESSES], temp_burst_time[MAX_PROCESSES];</text:p>
      <text:p text:style-name="P8"><text:s text:c="4"/>int completion_time[MAX_PROCESSES];</text:p>
      <text:p text:style-name="P8"><text:s text:c="4"/>int completed[MAX_PROCESSES] = {0}; // To keep track of completed processes</text:p>
      <text:p text:style-name="P8"><text:s text:c="4"/>int remaining_processes, counter;</text:p>
      <text:p text:style-name="P8"><text:s text:c="4"/>float average_wait_time, average_turnaround_time;</text:p>
      <text:p text:style-name="P8"/>
      <text:p text:style-name="P8"><text:s text:c="4"/>// Input number of processes</text:p>
      <text:p text:style-name="P8"><text:s text:c="4"/>printf("Enter Total Number of Processes (max %d):\n\t", MAX_PROCESSES);</text:p>
      <text:p text:style-name="P8"><text:s text:c="4"/>scanf("%d", &amp;limit);</text:p>
      <text:p text:style-name="P8"/>
      <text:p text:style-name="P8"><text:s text:c="4"/>// Input arrival and burst times for each process</text:p>
      <text:p text:style-name="P8"><text:s text:c="4"/>for (i = 0; i &lt; limit; i++) {</text:p>
      <text:p text:style-name="P8"><text:s text:c="8"/>printf("Enter Details of Process[%d]\n", i + 1);</text:p>
      <text:p text:style-name="P8"><text:s text:c="8"/>printf("Arrival Time:\t");</text:p>
      <text:p text:style-name="P8"><text:s text:c="8"/>scanf("%d", &amp;arrival_time[i]);</text:p>
      <text:p text:style-name="P8"><text:s text:c="8"/>printf("Burst Time:\t");</text:p>
      <text:p text:style-name="P8"><text:s text:c="8"/>scanf("%d", &amp;burst_time[i]);</text:p>
      <text:p text:style-name="P8"><text:s text:c="8"/>temp_burst_time[i] = burst_time[i]; <text:s/>// Copy burst times for processing</text:p>
      <text:p text:style-name="P8"><text:s text:c="4"/>}</text:p>
      <text:p text:style-name="P8"/>
      <text:p text:style-name="P8"><text:s text:c="4"/>// Input time quantum</text:p>
      <text:p text:style-name="P8"><text:s text:c="4"/>printf("Enter Time Quantum:\n\t");</text:p>
      <text:p text:style-name="P8"><text:s text:c="4"/>scanf("%d", &amp;time_quantum);</text:p>
      <text:p text:style-name="P8"/>
      <text:p text:style-name="P8"><text:s text:c="4"/>printf("\nProcess ID\tAT\tBT\tCT\tTAT\tWT\n");</text:p>
      <text:p text:style-name="P8"/>
      <text:p text:style-name="P8"><text:s text:c="4"/>remaining_processes = limit;</text:p>
      <text:p text:style-name="P8"><text:s text:c="4"/>counter = 0;</text:p>
      <text:p text:style-name="P8"/>
      <text:p text:style-name="P8"><text:s text:c="4"/>// Main Round Robin scheduling loop</text:p>
      <text:p text:style-name="P8"><text:s text:c="4"/>while (remaining_processes &gt; 0) {</text:p>
      <text:p text:style-name="P8"><text:s text:c="8"/>int process_found = 0;</text:p>
      <text:p text:style-name="P8"/>
      <text:p text:style-name="P8"><text:s text:c="8"/>for (i = 0; i &lt; limit; i++) {</text:p>
      <text:p text:style-name="P8"><text:s text:c="12"/>if (arrival_time[i] &lt;= total_time &amp;&amp; !completed[i]) {</text:p>
      <text:p text:style-name="P8"><text:s text:c="16"/>process_found = 1;</text:p>
      <text:p text:style-name="P8"/>
      <text:p text:style-name="P8"><text:s text:c="16"/>if (temp_burst_time[i] &lt;= time_quantum &amp;&amp; temp_burst_time[i] &gt; 0) {</text:p>
      <text:p text:style-name="P8"><text:s text:c="20"/>total_time += temp_burst_time[i];</text:p>
      <text:p text:style-name="P8"><text:soft-page-break/><text:s text:c="20"/>temp_burst_time[i] = 0;</text:p>
      <text:p text:style-name="P8"><text:s text:c="20"/>completion_time[i] = total_time; // Record completion time</text:p>
      <text:p text:style-name="P8"><text:s text:c="20"/>counter = 1;</text:p>
      <text:p text:style-name="P8"><text:s text:c="16"/>} else if (temp_burst_time[i] &gt; 0) {</text:p>
      <text:p text:style-name="P8"><text:s text:c="20"/>temp_burst_time[i] -= time_quantum;</text:p>
      <text:p text:style-name="P8"><text:s text:c="20"/>total_time += time_quantum;</text:p>
      <text:p text:style-name="P8"><text:s text:c="16"/>}</text:p>
      <text:p text:style-name="P8"/>
      <text:p text:style-name="P8"><text:s text:c="16"/>// Check if the process is complete</text:p>
      <text:p text:style-name="P8"><text:s text:c="16"/>if (temp_burst_time[i] == 0 &amp;&amp; counter == 1) {</text:p>
      <text:p text:style-name="P8"><text:s text:c="20"/>remaining_processes--;</text:p>
      <text:p text:style-name="P8"/>
      <text:p text:style-name="P8"><text:s text:c="20"/>// Calculate turnaround time and waiting time</text:p>
      <text:p text:style-name="P8"><text:s text:c="20"/>int turnaround = completion_time[i] - arrival_time[i];</text:p>
      <text:p text:style-name="P8"><text:s text:c="20"/>int wait = turnaround - burst_time[i];</text:p>
      <text:p text:style-name="P8"><text:s text:c="20"/>wait_time += wait;</text:p>
      <text:p text:style-name="P8"><text:s text:c="20"/>turnaround_time += turnaround;</text:p>
      <text:p text:style-name="P8"/>
      <text:p text:style-name="P8"><text:s text:c="20"/>completed[i] = 1; // Mark process as completed</text:p>
      <text:p text:style-name="P8"><text:s text:c="20"/>counter = 0;</text:p>
      <text:p text:style-name="P8"><text:s text:c="16"/>}</text:p>
      <text:p text:style-name="P8"><text:s text:c="12"/>}</text:p>
      <text:p text:style-name="P8"><text:s text:c="8"/>}</text:p>
      <text:p text:style-name="P8"/>
      <text:p text:style-name="P8"><text:s text:c="8"/>// If no process was found that could be executed, advance time</text:p>
      <text:p text:style-name="P8"><text:s text:c="8"/>if (!process_found) {</text:p>
      <text:p text:style-name="P8"><text:s text:c="12"/>total_time++;</text:p>
      <text:p text:style-name="P8"><text:s text:c="8"/>}</text:p>
      <text:p text:style-name="P8"><text:s text:c="4"/>}</text:p>
      <text:p text:style-name="P8"/>
      <text:p text:style-name="P8"><text:s text:c="4"/>// Print process details in the original order</text:p>
      <text:p text:style-name="P8"><text:s text:c="4"/>for (i = 0; i &lt; limit; i++) {</text:p>
      <text:p text:style-name="P8"><text:s text:c="8"/>if (completed[i]) { // Only print completed processes</text:p>
      <text:p text:style-name="P8"><text:s text:c="12"/>int turnaround = completion_time[i] - arrival_time[i];</text:p>
      <text:p text:style-name="P8"><text:s text:c="12"/>int wait = turnaround - burst_time[i];</text:p>
      <text:p text:style-name="P8"><text:s text:c="12"/>printf("Process[%d]\t%d\t%d\t%d\t%d\t%d\n", i + 1, arrival_time[i], burst_time[i], completion_time[i], turnaround, wait);</text:p>
      <text:p text:style-name="P8"><text:s text:c="8"/>}</text:p>
      <text:p text:style-name="P8"><text:s text:c="4"/>}</text:p>
      <text:p text:style-name="P8"/>
      <text:p text:style-name="P8"><text:s text:c="4"/>// Calculate average waiting time and turnaround time</text:p>
      <text:p text:style-name="P8"><text:s text:c="4"/>average_wait_time = (float)wait_time / limit;</text:p>
      <text:p text:style-name="P8"><text:s text:c="4"/>average_turnaround_time = (float)turnaround_time / limit;</text:p>
      <text:p text:style-name="P8"/>
      <text:p text:style-name="P8"><text:s text:c="4"/>// Print average times</text:p>
      <text:p text:style-name="P8"><text:s text:c="4"/>printf("\nAverage Waiting Time:\t%f", average_wait_time);</text:p>
      <text:p text:style-name="P8"><text:s text:c="4"/>printf("\nAverage Turnaround Time:\t%f\n", average_turnaround_time);</text:p>
      <text:p text:style-name="P8"/>
      <text:p text:style-name="P8"><text:s text:c="4"/>return 0;</text:p>
      <text:p text:style-name="P8">}</text:p>
      <text:p text:style-name="P8"/>
      <text:p text:style-name="P8"/>
      <text:p text:style-name="P7"/>
      <text:p text:style-name="P7"/>
      <text:p text:style-name="P5">Output:</text:p>
      <text:p text:style-name="P5"/>
      <text:p text:style-name="P9">pl-13@pl13-OptiPlex-3020:~/Kushal_Assignments-main/OS_Lab/RR$ gcc RR_1.c</text:p>
      <text:p text:style-name="P9">pl-13@pl13-OptiPlex-3020:~/Kushal_Assignments-main/OS_Lab/RR$ ./a.out</text:p>
      <text:p text:style-name="P9">Enter Total Number of Processes (max 10):</text:p>
      <text:p text:style-name="P9"><text:tab/>4</text:p>
      <text:p text:style-name="P9"><text:soft-page-break/>Enter Details of Process[1]</text:p>
      <text:p text:style-name="P9">Arrival Time:<text:tab/>0</text:p>
      <text:p text:style-name="P9">Burst Time:<text:tab/>8</text:p>
      <text:p text:style-name="P9">Enter Details of Process[2]</text:p>
      <text:p text:style-name="P9">Arrival Time:<text:tab/>1</text:p>
      <text:p text:style-name="P9">Burst Time:<text:tab/>4</text:p>
      <text:p text:style-name="P9">Enter Details of Process[3]</text:p>
      <text:p text:style-name="P9">Arrival Time:<text:tab/>2</text:p>
      <text:p text:style-name="P9">Burst Time:<text:tab/>9</text:p>
      <text:p text:style-name="P9">Enter Details of Process[4]</text:p>
      <text:p text:style-name="P9">Arrival Time:<text:tab/>3</text:p>
      <text:p text:style-name="P9">Burst Time:<text:tab/>5</text:p>
      <text:p text:style-name="P9">Enter Time Quantum:</text:p>
      <text:p text:style-name="P9"><text:tab/>4</text:p>
      <text:p text:style-name="P9"/>
      <text:p text:style-name="P9">Process ID<text:tab/>AT<text:tab/>BT<text:tab/>CT<text:tab/>TAT<text:tab/>WT</text:p>
      <text:p text:style-name="P9">Process[1]<text:tab/>0<text:tab/>8<text:tab/>20<text:tab/>20<text:tab/>12</text:p>
      <text:p text:style-name="P9">Process[2]<text:tab/>1<text:tab/>4<text:tab/>8<text:tab/>7<text:tab/>3</text:p>
      <text:p text:style-name="P9">Process[3]<text:tab/>2<text:tab/>9<text:tab/>26<text:tab/>24<text:tab/>15</text:p>
      <text:p text:style-name="P9">Process[4]<text:tab/>3<text:tab/>5<text:tab/>25<text:tab/>22<text:tab/>17</text:p>
      <text:p text:style-name="P9"/>
      <text:p text:style-name="P9">Average Waiting Time:<text:tab/>11.750000</text:p>
      <text:p text:style-name="P9">Average Turnaround Time:<text:tab/>18.250000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7-30T15:37:17.435616097</meta:creation-date>
    <dc:date>2024-08-06T10:56:36.067020626</dc:date>
    <meta:editing-duration>PT3M55S</meta:editing-duration>
    <meta:editing-cycles>4</meta:editing-cycles>
    <meta:generator>LibreOffice/6.4.7.2$Linux_X86_64 LibreOffice_project/40$Build-2</meta:generator>
    <meta:document-statistic meta:table-count="0" meta:image-count="0" meta:object-count="0" meta:page-count="3" meta:paragraph-count="107" meta:word-count="472" meta:character-count="4078" meta:non-whitespace-character-count="2993"/>
  </office:meta>
</office:document-meta>
</file>